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780373" loext:opacity="100%" officeooo:rsid="001c77da" officeooo:paragraph-rsid="001c77da"/>
    </style:style>
    <style:style style:name="P2" style:family="paragraph" style:parent-style-name="Standard">
      <style:text-properties fo:color="#780373" loext:opacity="100%" fo:font-weight="normal" officeooo:rsid="001c77da" officeooo:paragraph-rsid="001c77da" style:font-weight-asian="normal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111111" loext:opacity="100%"/>
    </style:style>
    <style:style style:name="T8" style:family="text">
      <style:text-properties fo:color="#111111" loext:opacity="100%" fo:font-weight="bol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Task 2</text:span><text:line-break/><text:span text:style-name="T9">“estimate screen price for flutter application ”</text:span></text:p>
      <text:p text:style-name="P1"><text:span text:style-name="T3"/></text:p>
      <text:p text:style-name="P1"><text:span text:style-name="T3"/></text:p>
      <text:p text:style-name="P2"><text:span text:style-name="T5">Case 1</text:span> : <text:span text:style-name="T7">calculate cost per hour <text:line-break/><text:tab/>the price start with 5$ per hour</text:span></text:p>
      <text:p text:style-name="P2"><text:span text:style-name="T7"/></text:p>
      <text:p text:style-name="P2"><text:span text:style-name="T5">Case 1</text:span><text:span text:style-name="T7"> : calculate cost per screen <text:line-break/><text:tab/>the price start with 15$ per screen</text:span></text:p>
      <text:p text:style-name="P1"><text:span text:style-name="T8"/></text:p>
      <text:p text:style-name="P1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09:17:21.246063647</meta:creation-date>
    <dc:date>2023-08-18T09:24:15.942675938</dc:date>
    <meta:editing-duration>PT6M55S</meta:editing-duration>
    <meta:editing-cycles>1</meta:editing-cycles>
    <meta:document-statistic meta:table-count="0" meta:image-count="0" meta:object-count="0" meta:page-count="1" meta:paragraph-count="3" meta:word-count="37" meta:character-count="194" meta:non-whitespace-character-count="156"/>
    <meta:generator>LibreOffice/7.3.7.2$Linux_X86_64 LibreOffice_project/30$Build-2</meta:generator>
  </office:meta>
</office:document-meta>
</file>